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3" table:style-name="ta1">
        <table:shapes>
          <draw:frame draw:z-index="0" draw:style-name="gr1" draw:text-style-name="P1" svg:width="159.99mm" svg:height="89.99mm" svg:x="158.21mm" svg:y="0mm">
            <loext:p draw:notify-on-update-of-ranges="Sheet3.A1:Sheet3.A10 Sheet3.B1:Sheet3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«Avg A = »</text:p>
          </table:table-cell>
          <table:table-cell table:formula="of:=AVERAGE([.A1:.A11])" office:value-type="float" office:value="23.64" calcext:value-type="float">
            <text:p>23,64</text:p>
          </table:table-cell>
        </table:table-row>
        <table:table-row table:style-name="ro1">
          <table:table-cell office:value-type="string" calcext:value-type="string">
            <text:p>«Avg B = »</text:p>
          </table:table-cell>
          <table:table-cell table:formula="of:=AVERAGE([.B1:.B12])" office:value-type="float" office:value="25.12" calcext:value-type="float">
            <text:p>25,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sp A = »</text:p>
          </table:table-cell>
          <table:table-cell table:formula="of:=VAR([.A1:.A11])" office:value-type="float" office:value="0.404888888888889" calcext:value-type="float">
            <text:p>0,4048888889</text:p>
          </table:table-cell>
        </table:table-row>
        <table:table-row table:style-name="ro1">
          <table:table-cell office:value-type="string" calcext:value-type="string">
            <text:p>«Disp B = »</text:p>
          </table:table-cell>
          <table:table-cell table:formula="of:=VAR([.B1:.B12])" office:value-type="float" office:value="0.943999999999999" calcext:value-type="float">
            <text:p>0,9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Mist A = »</text:p>
          </table:table-cell>
          <table:table-cell table:formula="of:=SQRT([.B17]/10)" office:value-type="float" office:value="0.201218510303821" calcext:value-type="float">
            <text:p>0,2012185103</text:p>
          </table:table-cell>
        </table:table-row>
        <table:table-row table:style-name="ro1">
          <table:table-cell office:value-type="string" calcext:value-type="string">
            <text:p>«AvgMist B = »</text:p>
          </table:table-cell>
          <table:table-cell table:formula="of:=SQRT([.B18]/10)" office:value-type="float" office:value="0.307245829914744" calcext:value-type="float">
            <text:p>0,30724582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Diff = »</text:p>
          </table:table-cell>
          <table:table-cell table:formula="of:=ABS([.B14]-[.B15])" office:value-type="float" office:value="1.48" calcext:value-type="float">
            <text:p>1,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ffMist = »</text:p>
          </table:table-cell>
          <table:table-cell table:formula="of:=SQRT(([.B17]/10)+([.B18]/10))" office:value-type="float" office:value="0.367272227222382" calcext:value-type="float">
            <text:p>0,36727222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Rel = »</text:p>
          </table:table-cell>
          <table:table-cell table:formula="of:= [.B23]/[.B25]" office:value-type="float" office:value="4.02970845683865" calcext:value-type="float">
            <text:p>4,02970845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egOfFree = »</text:p>
          </table:table-cell>
          <table:table-cell table:formula="of:=10+10-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Stud(21, 0.05) = »</text:p>
          </table:table-cell>
          <table:table-cell table:formula="of:=TINV(0.05;18)" office:value-type="float" office:value="2.10092204024104" calcext:value-type="float">
            <text:p>2,100922040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formula="of:=TINV(0.0007;18)" office:value-type="float" office:value="4.08180171753952" calcext:value-type="float">
            <text:p>4,0818017175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58.21mm" svg:y="0mm">
            <loext:p draw:notify-on-update-of-ranges="Sheet2.A1:Sheet2.A10 Sheet2.B1:Sheet2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«Avg A = »</text:p>
          </table:table-cell>
          <table:table-cell table:formula="of:=AVERAGE([.A1:.A11])" office:value-type="float" office:value="17.95" calcext:value-type="float">
            <text:p>17,95</text:p>
          </table:table-cell>
        </table:table-row>
        <table:table-row table:style-name="ro1">
          <table:table-cell office:value-type="string" calcext:value-type="string">
            <text:p>«Avg B = »</text:p>
          </table:table-cell>
          <table:table-cell table:formula="of:=AVERAGE([.B1:.B12])" office:value-type="float" office:value="25.25" calcext:value-type="float">
            <text:p>25,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sp A = »</text:p>
          </table:table-cell>
          <table:table-cell table:formula="of:=VAR([.A1:.A11])" office:value-type="float" office:value="104.978333333333" calcext:value-type="float">
            <text:p>104,9783333333</text:p>
          </table:table-cell>
        </table:table-row>
        <table:table-row table:style-name="ro1">
          <table:table-cell office:value-type="string" calcext:value-type="string">
            <text:p>«Disp B = »</text:p>
          </table:table-cell>
          <table:table-cell table:formula="of:=VAR([.B1:.B12])" office:value-type="float" office:value="140.556111111111" calcext:value-type="float">
            <text:p>140,55611111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Mist A = »</text:p>
          </table:table-cell>
          <table:table-cell table:formula="of:=SQRT([.B17]/10)" office:value-type="float" office:value="3.24003600803036" calcext:value-type="float">
            <text:p>3,240036008</text:p>
          </table:table-cell>
        </table:table-row>
        <table:table-row table:style-name="ro1">
          <table:table-cell office:value-type="string" calcext:value-type="string">
            <text:p>«AvgMist B = »</text:p>
          </table:table-cell>
          <table:table-cell table:formula="of:=SQRT([.B18]/10)" office:value-type="float" office:value="3.74908136896375" calcext:value-type="float">
            <text:p>3,7490813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Diff = »</text:p>
          </table:table-cell>
          <table:table-cell table:formula="of:=ABS([.B14]-[.B15])" office:value-type="float" office:value="7.3" calcext:value-type="float">
            <text:p>7,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ffMist = »</text:p>
          </table:table-cell>
          <table:table-cell table:formula="of:=SQRT(([.B17]/10)+([.B18]/10))" office:value-type="float" office:value="4.95514323147621" calcext:value-type="float">
            <text:p>4,95514323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Rel = »</text:p>
          </table:table-cell>
          <table:table-cell table:formula="of:= [.B23]/[.B25]" office:value-type="float" office:value="1.47321674853488" calcext:value-type="float">
            <text:p>1,47321674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egOfFree = »</text:p>
          </table:table-cell>
          <table:table-cell table:formula="of:=10+10-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Stud(21, 0.05) = »</text:p>
          </table:table-cell>
          <table:table-cell table:formula="of:=TINV(0.05;18)" office:value-type="float" office:value="2.10092204024104" calcext:value-type="float">
            <text:p>2,10092204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g not diff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TINV(0.17;18)" office:value-type="float" office:value="1.42945657363243" calcext:value-type="float">
            <text:p>1,4294565736</text:p>
          </table:table-cell>
        </table:table-row>
      </table:table>
      <table:table table:name="Sheet1" table:style-name="ta1">
        <table:shapes>
          <draw:frame draw:z-index="0" draw:style-name="gr1" draw:text-style-name="P1" svg:width="159.99mm" svg:height="89.99mm" svg:x="158.21mm" svg:y="0.47mm">
            <loext:p draw:notify-on-update-of-ranges="Sheet1.A1:Sheet1.A12 Sheet1.B1:Sheet1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/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 A = »</text:p>
          </table:table-cell>
          <table:table-cell table:formula="of:=AVERAGE([.A1:.A11])" office:value-type="float" office:value="17.9909090909091" calcext:value-type="float">
            <text:p>17,9909090909</text:p>
          </table:table-cell>
        </table:table-row>
        <table:table-row table:style-name="ro1">
          <table:table-cell office:value-type="string" calcext:value-type="string">
            <text:p>«Avg B = »</text:p>
          </table:table-cell>
          <table:table-cell table:formula="of:=AVERAGE([.B1:.B12])" office:value-type="float" office:value="25.3" calcext:value-type="float">
            <text:p>25,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sp A = »</text:p>
          </table:table-cell>
          <table:table-cell table:formula="of:=VAR([.A1:.A11])" office:value-type="float" office:value="1.66090909090909" calcext:value-type="float">
            <text:p>1,6609090909</text:p>
          </table:table-cell>
        </table:table-row>
        <table:table-row table:style-name="ro1">
          <table:table-cell office:value-type="string" calcext:value-type="string">
            <text:p>«Disp B = »</text:p>
          </table:table-cell>
          <table:table-cell table:formula="of:=VAR([.B1:.B12])" office:value-type="float" office:value="1.88545454545454" calcext:value-type="float">
            <text:p>1,88545454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Mist A = »</text:p>
          </table:table-cell>
          <table:table-cell table:formula="of:=SQRT([.B17]/11)" office:value-type="float" office:value="0.388576550421136" calcext:value-type="float">
            <text:p>0,3885765504</text:p>
          </table:table-cell>
        </table:table-row>
        <table:table-row table:style-name="ro1">
          <table:table-cell office:value-type="string" calcext:value-type="string">
            <text:p>«AvgMist B = »</text:p>
          </table:table-cell>
          <table:table-cell table:formula="of:=SQRT([.B18]/12)" office:value-type="float" office:value="0.396385181510626" calcext:value-type="float">
            <text:p>0,39638518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Diff = »</text:p>
          </table:table-cell>
          <table:table-cell table:formula="of:=ABS([.B14]-[.B15])" office:value-type="float" office:value="7.30909090909091" calcext:value-type="float">
            <text:p>7,30909090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ffMist = »</text:p>
          </table:table-cell>
          <table:table-cell table:formula="of:=SQRT(([.B17]/11)+([.B18]/12))" office:value-type="float" office:value="0.555079226469881" calcext:value-type="float">
            <text:p>0,55507922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Rel = »</text:p>
          </table:table-cell>
          <table:table-cell table:formula="of:= [.B23]/[.B25]" office:value-type="float" office:value="13.1676534817818" calcext:value-type="float">
            <text:p>13,16765348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egOfFree = »</text:p>
          </table:table-cell>
          <table:table-cell table:formula="of:=11+12-2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Stud(21, 0.05) = »</text:p>
          </table:table-cell>
          <table:table-cell table:formula="of:=TINV(0.05;21)" office:value-type="float" office:value="2.07961384472768" calcext:value-type="float">
            <text:p>2,07961384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ege diff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 style:data-style-name="N2" text:time-value="16:48:41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5:27:09.302000000</meta:creation-date>
    <dc:date>2017-11-13T17:03:33.537000000</dc:date>
    <meta:editing-duration>PT1H56S</meta:editing-duration>
    <meta:editing-cycles>13</meta:editing-cycles>
    <meta:generator>LibreOffice/5.0.2.2$Windows_X86_64 LibreOffice_project/37b43f919e4de5eeaca9b9755ed688758a8251fe</meta:generator>
    <meta:document-statistic meta:table-count="3" meta:cell-count="1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3.A1:Sheet3.B1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1:Sheet3.A10" chart:class="chart:line">
            <chart:data-point chart:repeated="10"/>
          </chart:series>
          <chart:series chart:style-name="ch8" chart:values-cell-range-address="Sheet3.B1:Sheet3.B1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7">
                <text:p>23.7</text:p>
                <draw:g>
                  <svg:desc>Sheet3.A1:Sheet3.A10</svg:desc>
                </draw:g>
              </table:table-cell>
              <table:table-cell office:value-type="float" office:value="26.5">
                <text:p>26.5</text:p>
                <draw:g>
                  <svg:desc>Sheet3.B1:Sheet3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6">
                <text:p>23.6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9">
                <text:p>24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2">
                <text:p>23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">
                <text:p>22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3">
                <text:p>23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">
                <text:p>23.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">
                <text:p>23.5</text:p>
              </table:table-cell>
              <table:table-cell office:value-type="float" office:value="25.1">
                <text:p>2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2.A1:Sheet2.B1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10" chart:class="chart:line">
            <chart:data-point chart:repeated="10"/>
          </chart:series>
          <chart:series chart:style-name="ch7" chart:values-cell-range-address="Sheet2.B1:Sheet2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Sheet2.A1:Sheet2.A10</svg:desc>
                </draw:g>
              </table:table-cell>
              <table:table-cell office:value-type="float" office:value="9.4">
                <text:p>9.4</text:p>
                <draw:g>
                  <svg:desc>Sheet2.B1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">
                <text:p>30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7">
                <text:p>11.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.6">
                <text:p>2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1.A1:Sheet1.B12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2" chart:class="chart:line">
            <chart:data-point chart:repeated="12"/>
          </chart:series>
          <chart:series chart:style-name="ch7" chart:values-cell-range-address="Sheet1.B1:Sheet1.B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">
                <text:p>16.6</text:p>
                <draw:g>
                  <svg:desc>Sheet1.A1:Sheet1.A12</svg:desc>
                </draw:g>
              </table:table-cell>
              <table:table-cell office:value-type="float" office:value="26.5">
                <text:p>26.5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3">
                <text:p>18.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5">
                <text:p>1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7">
                <text:p>17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">
                <text:p>19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6">
                <text:p>16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9">
                <text:p>18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">
                <text:p>19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">
                <text:p>19.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7">
                <text:p>17.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